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3">
      <style:paragraph-properties fo:margin-top="0in" fo:margin-bottom="0in" style:contextual-spacing="false"/>
    </style:style>
    <style:style style:name="P6" style:family="paragraph" style:parent-style-name="Text_20_body" style:list-style-name="L4"/>
    <style:style style:name="T1" style:family="text">
      <style:text-properties officeooo:rsid="0002ffd9"/>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Text_20_body"/>
      <text:p text:style-name="Text_20_body">byte b = 2;</text:p>
      <text:p text:style-name="Text_20_body">Byte b = 4;</text:p>
      <text:p text:style-name="Text_20_body">This will result in a compilation error because you're trying to declare two variables with the same name <text:span text:style-name="Source_20_Text">b</text:span> in the same scope, even though one is a primitive <text:span text:style-name="Source_20_Text">byte</text:span> and the other is a <text:span text:style-name="Source_20_Text">Byte</text:span> object. To avoid this error, you should use different variable names for the <text:span text:style-name="Source_20_Text">byte</text:span> and <text:span text:style-name="Source_20_Text">Byte</text:span> variables, like:</text:p>
      <text:list text:style-name="L1">
        <text:list-item>
          <text:p text:style-name="P2"><text:span text:style-name="Source_20_Text"><text:span text:style-name="T1">byte b</text:span></text:span><text:span text:style-name="Source_20_Text">= 2;</text:span>: This line declares a variable named <text:span text:style-name="Source_20_Text">b</text:span> of type <text:span text:style-name="Source_20_Text">byte</text:span> and initializes it with the value <text:span text:style-name="Source_20_Text">2</text:span>. In Java, <text:span text:style-name="Source_20_Text">byte</text:span> is a primitive data type that can hold integer values from -128 to 127 (inclusive).</text:p>
        </text:list-item>
        <text:list-item>
          <text:p text:style-name="P2"><text:span text:style-name="Source_20_Text">Byte b = 4;</text:span>: This line declares a variable named <text:span text:style-name="Source_20_Text">b</text:span> of type <text:span text:style-name="Source_20_Text">Byte</text:span> (which is a wrapper class for the primitive <text:span text:style-name="Source_20_Text">byte</text:span> type) and initializes it with the value <text:span text:style-name="Source_20_Text">4</text:span>. In this context, <text:span text:style-name="Source_20_Text">Byte</text:span> is an object that can hold <text:span text:style-name="Source_20_Text">byte</text:span> values and provides additional functionality compared to the primitive type.</text:p>
        </text:list-item>
      </text:list>
      <text:p text:style-name="Text_20_body">The issue with th</text:p>
      <text:p text:style-name="Text_20_body">e code is that both variable declarations use the same name <text:span text:style-name="Source_20_Text">b</text:span>, which is not allowed in Java. Each variable name within the same scope must be unique. To fix this, you can use different variable names for the <text:span text:style-name="Source_20_Text">byte</text:span> and <text:span text:style-name="Source_20_Text">Byte</text:span> variables:</text:p>
      <text:p text:style-name="P1">java</text:p>
      <text:p text:style-name="Standard"/>
      <text:p text:style-name="Text_20_body">Sure, here are a few examples of errors related to data types that you might encounter in JShell:</text:p>
      <text:list text:style-name="L2">
        <text:list-item>
          <text:p text:style-name="P3"><text:span text:style-name="Strong_20_Emphasis">Assigning a value that is too large for the data type:</text:span></text:p>
        </text:list-item>
      </text:list>
      <text:p text:style-name="P1">java</text:p>
      <text:p text:style-name="Preformatted_20_Text"><text:span text:style-name="Source_20_Text">jshell&gt; byte b = 150;</text:span></text:p>
      <text:p text:style-name="Preformatted_20_Text"><text:span text:style-name="Source_20_Text">| <text:s/>Error:</text:span></text:p>
      <text:p text:style-name="Preformatted_20_Text"><text:span text:style-name="Source_20_Text">| <text:s/>incompatible types: possible lossy conversion from int to byte</text:span></text:p>
      <text:p text:style-name="Preformatted_20_Text"><text:span text:style-name="Source_20_Text">| <text:s/>byte b = 150;</text:span></text:p>
      <text:p text:style-name="Preformatted_20_Text"><text:span text:style-name="Source_20_Text">| <text:s text:c="12"/>^^</text:span></text:p>
      <text:p text:style-name="Preformatted_20_Text"/>
      <text:p text:style-name="Preformatted_20_Text"><text:span text:style-name="Source_20_Text">jshell&gt; short s = 40000;</text:span></text:p>
      <text:p text:style-name="Preformatted_20_Text"><text:span text:style-name="Source_20_Text">| <text:s/>Error:</text:span></text:p>
      <text:p text:style-name="Preformatted_20_Text"><text:span text:style-name="Source_20_Text">| <text:s/>incompatible types: possible lossy conversion from int to short</text:span></text:p>
      <text:p text:style-name="Preformatted_20_Text"><text:span text:style-name="Source_20_Text">| <text:s/>short s = 40000;</text:span></text:p>
      <text:p text:style-name="P1"><text:span text:style-name="Source_20_Text">| <text:s text:c="14"/>^^</text:span></text:p>
      <text:p text:style-name="Text_20_body">In these examples, the values <text:span text:style-name="Source_20_Text">150</text:span> and <text:span text:style-name="Source_20_Text">40000</text:span> are too large to fit into a <text:span text:style-name="Source_20_Text">byte</text:span> and <text:span text:style-name="Source_20_Text">short</text:span> respectively. Java expects integers by default, so you need to explicitly cast them to the appropriate type:</text:p>
      <text:p text:style-name="P1">java</text:p>
      <text:p text:style-name="Preformatted_20_Text"><text:span text:style-name="Source_20_Text">byte b = (byte) 150;</text:span></text:p>
      <text:p text:style-name="P1"><text:span text:style-name="Source_20_Text">short s = (short) 40000;</text:span></text:p>
      <text:p text:style-name="Text_20_body"><text:soft-page-break/>Java, when you attempt to assign a value to a variable that is outside the range of the variable's data type, you'll get a compilation error because of the potential for data loss. To address this, you can explicitly cast the value to the desired data type, which tells the compiler that you're aware of the potential loss of data and are intentionally converting the value.</text:p>
      <text:list text:style-name="L3">
        <text:list-item>
          <text:p text:style-name="P4"><text:span text:style-name="Strong_20_Emphasis">Casting to </text:span><text:span text:style-name="Strong_20_Emphasis"><text:span text:style-name="Source_20_Text">byte</text:span></text:span><text:span text:style-name="Strong_20_Emphasis"> (</text:span><text:span text:style-name="Strong_20_Emphasis"><text:span text:style-name="Source_20_Text">byte b = (byte) 150;</text:span></text:span><text:span text:style-name="Strong_20_Emphasis">):</text:span></text:p>
          <text:list>
            <text:list-item>
              <text:p text:style-name="P5">The value <text:span text:style-name="Source_20_Text">150</text:span> is outside the range of a <text:span text:style-name="Source_20_Text">byte</text:span>, which can hold values from -128 to 127.</text:p>
            </text:list-item>
            <text:list-item>
              <text:p text:style-name="P5">By casting <text:span text:style-name="Source_20_Text">(byte) 150</text:span>, you're telling the compiler to truncate the value to fit into a <text:span text:style-name="Source_20_Text">byte</text:span>.</text:p>
            </text:list-item>
            <text:list-item>
              <text:p text:style-name="P5">The resulting value will be <text:span text:style-name="Source_20_Text">-106</text:span>, because <text:span text:style-name="Source_20_Text">150 - 256 = -106</text:span> in two's complement representation.</text:p>
            </text:list-item>
          </text:list>
        </text:list-item>
        <text:list-item>
          <text:p text:style-name="P4"><text:span text:style-name="Strong_20_Emphasis">Casting to </text:span><text:span text:style-name="Strong_20_Emphasis"><text:span text:style-name="Source_20_Text">short</text:span></text:span><text:span text:style-name="Strong_20_Emphasis"> (</text:span><text:span text:style-name="Strong_20_Emphasis"><text:span text:style-name="Source_20_Text">short s = (short) 40000;</text:span></text:span><text:span text:style-name="Strong_20_Emphasis">):</text:span></text:p>
          <text:list>
            <text:list-item>
              <text:p text:style-name="P5">The value <text:span text:style-name="Source_20_Text">40000</text:span> is outside the range of a <text:span text:style-name="Source_20_Text">short</text:span>, which can hold values from -32,768 to 32,767.</text:p>
            </text:list-item>
            <text:list-item>
              <text:p text:style-name="P5">By casting <text:span text:style-name="Source_20_Text">(short) 40000</text:span>, you're telling the compiler to truncate the value to fit into a <text:span text:style-name="Source_20_Text">short</text:span>.</text:p>
            </text:list-item>
            <text:list-item>
              <text:p text:style-name="P4">The resulting value will be <text:span text:style-name="Source_20_Text">14464</text:span>, because <text:span text:style-name="Source_20_Text">40000 % 65536 = 14464</text:span> due to the way overflow is handled in binary representation.</text:p>
            </text:list-item>
          </text:list>
        </text:list-item>
      </text:list>
      <text:p text:style-name="Text_20_body">It's important to note that when you cast a value to a smaller data type, such as <text:span text:style-name="Source_20_Text">byte</text:span> or <text:span text:style-name="Source_20_Text">short</text:span>, you may lose information if the original value cannot be represented in the smaller data type.</text:p>
      <text:p text:style-name="Standard"/>
      <text:p text:style-name="Standard"/>
      <text:list text:style-name="L4">
        <text:list-item>
          <text:p text:style-name="P6"><text:span text:style-name="Strong_20_Emphasis">Mixing data types in an operation:</text:span></text:p>
        </text:list-item>
      </text:list>
      <text:p text:style-name="P1">java</text:p>
      <text:p text:style-name="Preformatted_20_Text"><text:span text:style-name="Source_20_Text">jshell&gt; int x = 5;</text:span></text:p>
      <text:p text:style-name="Preformatted_20_Text"><text:span text:style-name="Source_20_Text">x ==&gt; 5</text:span></text:p>
      <text:p text:style-name="Preformatted_20_Text"/>
      <text:p text:style-name="Preformatted_20_Text"><text:span text:style-name="Source_20_Text">jshell&gt; double y = 3.5;</text:span></text:p>
      <text:p text:style-name="Preformatted_20_Text"><text:span text:style-name="Source_20_Text">y ==&gt; 3.5</text:span></text:p>
      <text:p text:style-name="Preformatted_20_Text"/>
      <text:p text:style-name="Preformatted_20_Text"><text:span text:style-name="Source_20_Text">jshell&gt; int z = x + y;</text:span></text:p>
      <text:p text:style-name="Preformatted_20_Text"><text:span text:style-name="Source_20_Text">| <text:s/>Error:</text:span></text:p>
      <text:p text:style-name="Preformatted_20_Text"><text:span text:style-name="Source_20_Text">| <text:s/>incompatible types: possible lossy conversion from double to int</text:span></text:p>
      <text:p text:style-name="Preformatted_20_Text"><text:span text:style-name="Source_20_Text">| <text:s/>int z = x + y;</text:span></text:p>
      <text:p text:style-name="P1"><text:span text:style-name="Source_20_Text">| <text:s text:c="13"/>^</text:span></text:p>
      <text:p text:style-name="Text_20_body">In this example, you cannot directly add an <text:span text:style-name="Source_20_Text">int</text:span> and a <text:span text:style-name="Source_20_Text">double</text:span> without explicit conversion. You need to cast <text:span text:style-name="Source_20_Text">y</text:span> to an <text:span text:style-name="Source_20_Text">int</text:span> or assign the result to a <text:span text:style-name="Source_20_Text">double</text:span>:</text:p>
      <text:p text:style-name="P1">java</text:p>
      <text:p text:style-name="Preformatted_20_Text"><text:span text:style-name="Source_20_Text">int z = x + (int) y; // or</text:span></text:p>
      <text:p text:style-name="P1"><text:span text:style-name="Source_20_Text">double z = x + y;</text:span></text:p>
      <text:p text:style-name="Text_20_body">These examples illustrate some common errors related to data types that you might encounter in JShell.</text:p>
      <text:p text:style-name="Standard"><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8T11:28:37.865825420</meta:creation-date>
    <dc:date>2024-03-08T12:59:36.752881179</dc:date>
    <meta:editing-duration>PT1H30M59S</meta:editing-duration>
    <meta:editing-cycles>2</meta:editing-cycles>
    <meta:generator>LibreOffice/7.6.4.1$Linux_X86_64 LibreOffice_project/60$Build-1</meta:generator>
    <meta:document-statistic meta:table-count="0" meta:image-count="0" meta:object-count="0" meta:page-count="3" meta:paragraph-count="51" meta:word-count="675" meta:character-count="3492" meta:non-whitespace-character-count="2832"/>
  </office:meta>
</office:document-meta>
</file>